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BAAAAA+LiberationSerif-Bold" svg:font-family="BAAAAA+LiberationSerif-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TableContents" style:family="paragraph">
      <style:text-properties fo:font-weight="bold" style:font-weight-asian="bold" style:font-weight-complex="bold"/>
    </style:style>
    <style:style style:name="T7" style:parent-style-name="Policepardéfaut" style:family="text">
      <style:text-properties fo:color="#70AD47"/>
    </style:style>
    <style:style style:name="T8" style:parent-style-name="Policepardéfaut" style:family="text">
      <style:text-properties fo:color="#70AD47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14" style:parent-style-name="Policepardéfaut" style:family="text">
      <style:text-properties fo:color="#FF0000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18" style:parent-style-name="Policepardéfaut" style:family="text">
      <style:text-properties fo:color="#5B9BD5"/>
    </style:style>
    <style:style style:name="T19" style:parent-style-name="Policepardéfaut" style:family="text">
      <style:text-properties fo:color="#5B9BD5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break-before="page"/>
    </style:style>
    <style:style style:name="T27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32" style:parent-style-name="Policepardéfaut" style:family="text">
      <style:text-properties fo:color="#FF0000"/>
    </style:style>
    <style:style style:name="T33" style:parent-style-name="Policepardéfaut" style:family="text">
      <style:text-properties fo:color="#000000"/>
    </style:style>
    <style:style style:name="P34" style:parent-style-name="TableContents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T46" style:parent-style-name="Policepardéfaut" style:family="text">
      <style:text-properties fo:color="#FF0000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break-before="page"/>
    </style:style>
    <style:style style:name="T51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54" style:parent-style-name="Policepardéfaut" style:family="text">
      <style:text-properties fo:color="#FF0000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56" style:parent-style-name="Policepardéfaut" style:family="text">
      <style:text-properties fo:color="#FF0000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59" style:parent-style-name="Policepardéfaut" style:family="text">
      <style:text-properties fo:color="#5B9BD5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61" style:parent-style-name="Policepardéfaut" style:family="text">
      <style:text-properties fo:color="#FF0000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64" style:parent-style-name="Policepardéfaut" style:family="text">
      <style:text-properties fo:color="#FF0000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69" style:parent-style-name="Policepardéfaut" style:family="text">
      <style:text-properties fo:color="#5B9BD5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72" style:parent-style-name="Policepardéfaut" style:family="text">
      <style:text-properties fo:color="#5B9BD5"/>
    </style:style>
    <style:style style:name="P73" style:parent-style-name="TableContents" style:family="paragraph">
      <style:text-properties fo:font-weight="bold" style:font-weight-asian="bold" style:font-weight-complex="bold"/>
    </style:style>
    <style:style style:name="T74" style:parent-style-name="Policepardéfaut" style:family="text">
      <style:text-properties fo:color="#70AD47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76" style:parent-style-name="Policepardéfaut" style:family="text">
      <style:text-properties fo:color="#FF0000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79" style:parent-style-name="Policepardéfaut" style:family="text">
      <style:text-properties fo:color="#70AD47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1" style:parent-style-name="TableContents" style:family="paragraph">
      <style:text-properties style:font-name="BAAAAA+LiberationSerif-Bold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T83" style:parent-style-name="Policepardéfaut" style:family="text">
      <style:text-properties fo:color="#70AD47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85" style:parent-style-name="Policepardéfaut" style:family="text">
      <style:text-properties fo:color="#70AD47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T87" style:parent-style-name="Policepardéfaut" style:family="text">
      <style:text-properties fo:color="#FF0000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T90" style:parent-style-name="Policepardéfaut" style:family="text">
      <style:text-properties fo:color="#FF0000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2" style:parent-style-name="TableContents" style:family="paragraph">
      <style:text-properties fo:font-weight="bold" style:font-weight-asian="bold" style:font-weight-complex="bold"/>
    </style:style>
    <style:style style:name="T93" style:parent-style-name="Policepardéfaut" style:family="text">
      <style:text-properties fo:color="#70AD47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95" style:parent-style-name="Policepardéfaut" style:family="text">
      <style:text-properties fo:color="#5B9BD5"/>
    </style:style>
    <style:style style:name="P96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99" style:parent-style-name="Policepardéfaut" style:family="text">
      <style:text-properties fo:color="#70AD47"/>
    </style:style>
    <style:style style:name="P100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TableContents" style:family="paragraph">
      <style:text-properties fo:font-weight="bold" style:font-weight-asian="bold" style:font-weight-complex="bold"/>
    </style:style>
    <style:style style:name="T102" style:parent-style-name="Policepardéfaut" style:family="text">
      <style:text-properties fo:color="#70AD47"/>
    </style:style>
    <style:style style:name="P103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TableContents" style:family="paragraph">
      <style:text-properties fo:font-weight="bold" style:font-weight-asian="bold" style:font-weight-complex="bold"/>
    </style:style>
    <style:style style:name="P105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TableContents" style:family="paragraph">
      <style:text-properties fo:font-weight="bold" style:font-weight-asian="bold" style:font-weight-complex="bold"/>
    </style:style>
    <style:style style:name="P107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P109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NNEXE UTILISATION DES NOTIONS DU COURS</text:p>
      <text:p text:style-name="P2"/>
      <text:p text:style-name="P3"/>
      <text:p text:style-name="P4">Chapitre 1</text:p>
      <text:p text:style-name="P5"/>
      <text:p text:style-name="P6">Surcharge de fonction</text:p>
      <text:p text:style-name="TableContents">Fichier / Numéros de ligne : <text:span text:style-name="T7">?</text:span><text:span text:style-name="T8">???</text:span></text:p>
      <text:p text:style-name="TableContents">Exemple(s) de code</text:p>
      <text:p text:style-name="TableContents"/>
      <text:p text:style-name="P9"/>
      <text:p text:style-name="P10">Chapitre 2</text:p>
      <text:p text:style-name="P11"/>
      <text:p text:style-name="P12">Liste d’initialisations</text:p>
      <text:p text:style-name="TableContents">Fichier / Numéros<text:s/>de ligne : Point.h, ligne 178</text:p>
      <text:p text:style-name="TableContents">Exemple(s) de code</text:p>
      <text:p text:style-name="TableContents"/>
      <text:p text:style-name="Standard">template&lt;class CoordinateType&gt;</text:p>
      <text:p text:style-name="TableContents">Point&lt;CoordinateType&gt;::Point(CoordinateType _x, CoordinateType _y)</text:p>
      <text:p text:style-name="TableContents">: x(_x), y(_y){</text:p>
      <text:p text:style-name="TableContents">}</text:p>
      <text:p text:style-name="TableContents"/>
      <text:p text:style-name="P13">Mot-clé mutable</text:p>
      <text:p text:style-name="TableContents">Fichier / Numéros de ligne :<text:s/><text:span text:style-name="T14">X</text:span></text:p>
      <text:p text:style-name="TableContents">Exemple(s) de code</text:p>
      <text:p text:style-name="TableContents"/>
      <text:p text:style-name="P15">Attribut static</text:p>
      <text:p text:style-name="TableContents">Fichier / Numéros de ligne : Preferences.h, ligne 83</text:p>
      <text:p text:style-name="TableContents">Exemple(s) de code</text:p>
      <text:p text:style-name="TableContents"/>
      <text:p text:style-name="TableContents">static Preferences&amp; instance;</text:p>
      <text:p text:style-name="TableContents"/>
      <text:p text:style-name="P16">Méthode static</text:p>
      <text:p text:style-name="TableContents">Fichier / Numéros de ligne : FilesUtils.h, ligne 31</text:p>
      <text:p text:style-name="TableContents">Exemple(s) de code</text:p>
      <text:p text:style-name="TableContents"/>
      <text:p text:style-name="TableContents">static std::vector&lt;Point&lt;double&gt;&gt; readFile(const char* fileName);</text:p>
      <text:p text:style-name="TableContents"/>
      <text:p text:style-name="P17">R.A.I.I.</text:p>
      <text:p text:style-name="TableContents">Fichier /<text:s/>Numéros de ligne :<text:s/><text:span text:style-name="T18">?</text:span><text:span text:style-name="T19">??</text:span></text:p>
      <text:p text:style-name="TableContents">Exemple(s) de code</text:p>
      <text:p text:style-name="TableContents"/>
      <text:p text:style-name="P20"/>
      <text:p text:style-name="P21">Chapitre 3 Surcharge d’opérateur</text:p>
      <text:p text:style-name="P22"/>
      <text:p text:style-name="P23">Surcharge d’opérateur (hors &lt;&lt;<text:s/>et &gt;&gt;)</text:p>
      <text:p text:style-name="TableContents">Fichier / Numéros de ligne : Point.h, ligne 192</text:p>
      <text:p text:style-name="TableContents">Exemple(s) de code</text:p>
      <text:p text:style-name="P24"/>
      <text:p text:style-name="Standard">template&lt;class CoordinateType&gt;</text:p>
      <text:soft-page-break/>
      <text:p text:style-name="Standard">bool Point&lt;CoordinateType&gt;::operator==(const Point&lt;CoordinateType&gt;&amp; other) const {</text:p>
      <text:p text:style-name="Standard"><text:tab/>return (x == other.x &amp;&amp; y == other.y);</text:p>
      <text:p text:style-name="Standard">}</text:p>
      <text:p text:style-name="P25"/>
      <text:p text:style-name="P26"><text:span text:style-name="T27">Chapitre 4 Héritage, Polymorphisme</text:span></text:p>
      <text:p text:style-name="P28"/>
      <text:p text:style-name="P29">fonctions virtuelles</text:p>
      <text:p text:style-name="TableContents">Fichier / Numéros de ligne : Shape.h ligne 25</text:p>
      <text:p text:style-name="TableContents">Exemple(s) de code</text:p>
      <text:p text:style-name="TableContents"/>
      <text:p text:style-name="TableContents">virtual Point&lt;CoordinateType&gt; center() const = 0;</text:p>
      <text:p text:style-name="TableContents"/>
      <text:p text:style-name="P30">override</text:p>
      <text:p text:style-name="TableContents">Fichier / Numéros de ligne : Button.h, ligne 54</text:p>
      <text:p text:style-name="TableContents">Exemple(s) de code</text:p>
      <text:p text:style-name="TableContents"/>
      <text:p text:style-name="TableContents">void draw(sf::RenderWindow&amp; window) override;</text:p>
      <text:p text:style-name="TableContents"/>
      <text:p text:style-name="P31">final (classe, méthode)</text:p>
      <text:p text:style-name="TableContents">Fichier / Numéros de ligne :<text:span text:style-name="T32"><text:s/></text:span><text:span text:style-name="T33">Point.h, ligne 25</text:span></text:p>
      <text:p text:style-name="TableContents">Exemple(s) de code</text:p>
      <text:p text:style-name="TableContents"/>
      <text:p text:style-name="TableContents">class Point final {</text:p>
      <text:p text:style-name="TableContents">…</text:p>
      <text:p text:style-name="TableContents">}</text:p>
      <text:p text:style-name="P34"/>
      <text:p text:style-name="Standard"><text:span text:style-name="T35">Chapitre <text:s/>template, STL</text:span></text:p>
      <text:p text:style-name="P36"/>
      <text:p text:style-name="P37">Template</text:p>
      <text:p text:style-name="TableContents">Fichier / Numéros de ligne : Point.h, ligne 24</text:p>
      <text:p text:style-name="TableContents">Exemple(s) de code</text:p>
      <text:p text:style-name="TableContents"/>
      <text:p text:style-name="TableContents">template&lt;class CoordinateType&gt;</text:p>
      <text:p text:style-name="TableContents">class Point final {</text:p>
      <text:p text:style-name="TableContents">private :</text:p>
      <text:p text:style-name="TableContents"><text:tab/>CoordinateType x;<text:s/></text:p>
      <text:p text:style-name="TableContents"><text:s text:c="4"/><text:tab/>CoordinateType y;</text:p>
      <text:p text:style-name="TableContents">…</text:p>
      <text:p text:style-name="TableContents">}</text:p>
      <text:p text:style-name="P38"/>
      <text:p text:style-name="P39"/>
      <text:p text:style-name="P40">Les classes de la STL</text:p>
      <text:p text:style-name="P41"/>
      <text:p text:style-name="P42">Classe vector</text:p>
      <text:p text:style-name="TableContents">Fichier / Numéros de ligne : Menu.h, ligne 78</text:p>
      <text:p text:style-name="TableContents">Exemple(s) de code</text:p>
      <text:p text:style-name="TableContents"/>
      <text:p text:style-name="TableContents">std::vector&lt;std::unique_ptr&lt;Button&gt;&gt; buttons;</text:p>
      <text:p text:style-name="TableContents"/>
      <text:p text:style-name="P43">Classe list</text:p>
      <text:p text:style-name="TableContents">Fichier / Numéros de ligne : Piece.h, ligne 163</text:p>
      <text:p text:style-name="TableContents">Exemple(s) de code</text:p>
      <text:p text:style-name="TableContents"/>
      <text:p text:style-name="TableContents">std::list&lt;Triangle&lt;CoordinateType&gt;&gt; triangles;</text:p>
      <text:p text:style-name="TableContents"/>
      <text:p text:style-name="P44">Classe map</text:p>
      <text:p text:style-name="TableContents">Fichier / Numéros de ligne : ActionManager.h, ligne 62</text:p>
      <text:p text:style-name="TableContents">Exemple(s) de code</text:p>
      <text:p text:style-name="TableContents"/>
      <text:p text:style-name="TableContents">std::map&lt;sf::Event::EventType, Action&gt; actions;</text:p>
      <text:p text:style-name="TableContents"/>
      <text:p text:style-name="P45">classe …..</text:p>
      <text:p text:style-name="TableContents">Fichier / Numéros de ligne :<text:s/><text:span text:style-name="T46">X</text:span></text:p>
      <text:p text:style-name="TableContents">Exemple(s) de code</text:p>
      <text:p text:style-name="TableContents"/>
      <text:p text:style-name="TableContents"/>
      <text:p text:style-name="P47">Chapitre foncteur</text:p>
      <text:p text:style-name="TableContents"/>
      <text:p text:style-name="P48">Foncteur</text:p>
      <text:p text:style-name="TableContents">Fichier / Numéros de ligne : Action.h, ligne 21</text:p>
      <text:p text:style-name="TableContents">Exemple(s) de code</text:p>
      <text:p text:style-name="TableContents"/>
      <text:p text:style-name="TableContents">class Action {</text:p>
      <text:p text:style-name="TableContents">public:</text:p>
      <text:p text:style-name="TableContents"><text:tab/>Action(const std::function&lt;void (sf::Event)&gt; &amp;fct);<text:tab/></text:p>
      <text:p text:style-name="TableContents"><text:tab/>Action();</text:p>
      <text:p text:style-name="TableContents"><text:tab/>void operator()(sf::Event event);</text:p>
      <text:p text:style-name="TableContents"/>
      <text:p text:style-name="TableContents">private:</text:p>
      <text:p text:style-name="TableContents"><text:tab/>std::function&lt;void (sf::Event)&gt; fct;</text:p>
      <text:p text:style-name="TableContents">};</text:p>
      <text:p text:style-name="TableContents"/>
      <text:p text:style-name="TableContents"/>
      <text:p text:style-name="P49"/>
      <text:p text:style-name="P50"><text:span text:style-name="T51">Chapitre<text:s/></text:span><text:span text:style-name="T52">divers (dont auto, lambda)</text:span></text:p>
      <text:p text:style-name="TableContents"/>
      <text:p text:style-name="P53">énumération</text:p>
      <text:p text:style-name="TableContents">Fichier / Numéros de ligne :<text:s/><text:span text:style-name="T54">X</text:span></text:p>
      <text:p text:style-name="TableContents">Exemple(s) de code</text:p>
      <text:p text:style-name="TableContents"/>
      <text:p text:style-name="P55">static_assert</text:p>
      <text:p text:style-name="TableContents">Fichier / Numéros de ligne :<text:s/><text:span text:style-name="T56">X</text:span></text:p>
      <text:p text:style-name="TableContents">Exemple(s) de code</text:p>
      <text:p text:style-name="TableContents"/>
      <text:p text:style-name="TableContents">Fichier / Numéros de ligne :</text:p>
      <text:p text:style-name="TableContents">Exemple(s) de code</text:p>
      <text:p text:style-name="P57"/>
      <text:p text:style-name="P58">délégation de constructeurs</text:p>
      <text:p text:style-name="TableContents">Fichier / Numéros de ligne : <text:span text:style-name="T59">?</text:span></text:p>
      <text:p text:style-name="TableContents">Exemple(s) de code</text:p>
      <text:p text:style-name="TableContents"/>
      <text:p text:style-name="P60">héritage de constructeurs avec mot-clé using</text:p>
      <text:p text:style-name="TableContents">Fichier / Numéros de ligne :<text:s/><text:span text:style-name="T61">X</text:span></text:p>
      <text:p text:style-name="TableContents">Exemple(s) de code</text:p>
      <text:p text:style-name="TableContents"/>
      <text:p text:style-name="P62">inférence de type : mot-clé auto</text:p>
      <text:p text:style-name="TableContents">Fichier / Numéros de ligne : Piece.h, ligne 156</text:p>
      <text:p text:style-name="TableContents">Exemple(s) de code</text:p>
      <text:p text:style-name="TableContents"/>
      <text:p text:style-name="TableContents">for(auto&amp; t : piece.triangles) {</text:p>
      <text:p text:style-name="TableContents"><text:s text:c="6"/>os &lt;&lt; t &lt;&lt; std::endl;</text:p>
      <text:p text:style-name="TableContents">}</text:p>
      <text:p text:style-name="TableContents"/>
      <text:p text:style-name="P63">inférence de type : mot-clé decltype</text:p>
      <text:p text:style-name="TableContents">Fichier /<text:s/>Numéros de ligne :<text:s/><text:span text:style-name="T64">X</text:span></text:p>
      <text:p text:style-name="TableContents">Exemple(s) de code</text:p>
      <text:p text:style-name="TableContents"/>
      <text:p text:style-name="P65">itérateur : begin, end</text:p>
      <text:p text:style-name="TableContents">Fichier / Numéros de ligne : Game.cpp, ligne 129</text:p>
      <text:p text:style-name="TableContents">Exemple(s) de code</text:p>
      <text:p text:style-name="TableContents"/>
      <text:p text:style-name="TableContents">if(std::is_permutation(goalPoints.begin(), goalPoints.end(), piecesPoints.begin(), piecesPoints.end())) {</text:p>
      <text:p text:style-name="TableContents"><text:s text:c="8"/>gameState = true;</text:p>
      <text:p text:style-name="TableContents">}</text:p>
      <text:p text:style-name="TableContents"/>
      <text:p text:style-name="P66">itérateur : cbegin, cend</text:p>
      <text:p text:style-name="TableContents">Fichier / Numéros de ligne : Piece.h, ligne 298</text:p>
      <text:p text:style-name="TableContents">Exemple(s) de code</text:p>
      <text:p text:style-name="TableContents"/>
      <text:p text:style-name="TableContents">for_each(triangles.cbegin(), triangles.cend(), [&amp;points](Triangle&lt;CoordinateType&gt; t){</text:p>
      <text:p text:style-name="TableContents"><text:tab/>std::vector&lt;Point&lt;CoordinateType&gt;&gt; trianglePoints = t.getPoints();</text:p>
      <text:p text:style-name="TableContents"><text:tab/>points.insert(points.cend(), trianglePoints.cbegin(), trianglePoints.cend());</text:p>
      <text:p text:style-name="TableContents">});</text:p>
      <text:p text:style-name="TableContents"/>
      <text:p text:style-name="P67">boucle foreach</text:p>
      <text:p text:style-name="TableContents">Fichier / Numéros de ligne : Piece.h, ligne 238</text:p>
      <text:p text:style-name="TableContents">Exemple(s) de code</text:p>
      <text:p text:style-name="TableContents"/>
      <text:p text:style-name="TableContents">for(auto&amp; t : triangles) {</text:p>
      <text:p text:style-name="TableContents"><text:s text:c="8"/>center += t.center();</text:p>
      <text:p text:style-name="TableContents">}</text:p>
      <text:p text:style-name="TableContents"/>
      <text:p text:style-name="P68">liste d’initialisateurs</text:p>
      <text:p text:style-name="TableContents">Fichier / Numéros de ligne : <text:span text:style-name="T69">?</text:span></text:p>
      <text:p text:style-name="TableContents">Exemple(s) de code</text:p>
      <text:p text:style-name="TableContents"/>
      <text:p text:style-name="P70">mot-clé explicit pour un constructeur</text:p>
      <text:p text:style-name="TableContents">Fichier / Numéros de ligne : Point.h, ligne 38</text:p>
      <text:p text:style-name="TableContents">Exemple(s) de code</text:p>
      <text:p text:style-name="TableContents"/>
      <text:p text:style-name="P71">mot-clé explicit pour un opérateur</text:p>
      <text:p text:style-name="TableContents">Fichier / Numéros de ligne : <text:span text:style-name="T72">?</text:span></text:p>
      <text:p text:style-name="TableContents">Exemple(s) de code</text:p>
      <text:p text:style-name="TableContents"/>
      <text:p text:style-name="P73">lambda</text:p>
      <text:p text:style-name="TableContents">Fichier / Numéros de ligne :<text:s/><text:span text:style-name="T74">OK</text:span></text:p>
      <text:p text:style-name="TableContents">Plusieurs exemples de code</text:p>
      <text:p text:style-name="TableContents"/>
      <text:p text:style-name="P75">std::sort</text:p>
      <text:p text:style-name="TableContents">Fichier / Numéros de ligne :<text:s/><text:span text:style-name="T76">X</text:span></text:p>
      <text:p text:style-name="TableContents">Exemple(s) de code</text:p>
      <text:p text:style-name="TableContents"/>
      <text:p text:style-name="TableContents"/>
      <text:p text:style-name="P77">Chapitre constexpr</text:p>
      <text:p text:style-name="P78"/>
      <text:p text:style-name="TableContents">Fichier / Numéros de ligne :<text:s/><text:span text:style-name="T79">OK</text:span></text:p>
      <text:p text:style-name="TableContents">Exemple(s) de code</text:p>
      <text:p text:style-name="TableContents"/>
      <text:p text:style-name="TableContents"/>
      <text:p text:style-name="P80">Chapitre pointeurs intelligents</text:p>
      <text:p text:style-name="P81"/>
      <text:p text:style-name="P82">unique_ptr</text:p>
      <text:p text:style-name="TableContents">Fichier /<text:s/>Numéros de ligne :<text:s/><text:span text:style-name="T83">OK</text:span></text:p>
      <text:p text:style-name="TableContents">Exemple(s) de code</text:p>
      <text:p text:style-name="TableContents"/>
      <text:p text:style-name="P84">shared_ptr</text:p>
      <text:p text:style-name="TableContents">Fichier / Numéros de ligne :<text:s/><text:span text:style-name="T85">OK</text:span></text:p>
      <text:p text:style-name="TableContents">Exemple(s) de code</text:p>
      <text:p text:style-name="TableContents"/>
      <text:p text:style-name="P86">weak_ptr</text:p>
      <text:p text:style-name="TableContents">Fichier / Numéros de ligne :<text:s/><text:span text:style-name="T87">X</text:span></text:p>
      <text:p text:style-name="TableContents">Exemple(s) de code</text:p>
      <text:p text:style-name="TableContents"/>
      <text:p text:style-name="TableContents"/>
      <text:p text:style-name="P88">Chapitre Exceptions</text:p>
      <text:p text:style-name="P89"/>
      <text:p text:style-name="TableContents">Fichier / Numéros de ligne :<text:s/><text:span text:style-name="T90">X</text:span></text:p>
      <text:p text:style-name="TableContents">Exemple(s) de code</text:p>
      <text:p text:style-name="TableContents"/>
      <text:p text:style-name="TableContents"/>
      <text:p text:style-name="TableContents"/>
      <text:p text:style-name="P91">Chapitre<text:s/>Références universelles, sémantique de déplacement</text:p>
      <text:p text:style-name="TableContents"/>
      <text:p text:style-name="P92">fonction move</text:p>
      <text:p text:style-name="TableContents">Fichier / Numéros de ligne :<text:s/><text:span text:style-name="T93">OK</text:span></text:p>
      <text:p text:style-name="TableContents">Exemple(s) de code</text:p>
      <text:p text:style-name="TableContents"/>
      <text:p text:style-name="P94">constructeur de déplacement</text:p>
      <text:p text:style-name="TableContents">Fichier / Numéros de ligne : <text:span text:style-name="T95">?</text:span></text:p>
      <text:p text:style-name="TableContents">Exemple(s) de code</text:p>
      <text:p text:style-name="TableContents"/>
      <text:p text:style-name="TableContents"/>
      <text:p text:style-name="TableContents"/>
      <text:p text:style-name="P96">ANNEXE UTILISATION DE DESIGN PATTERNS</text:p>
      <text:p text:style-name="P97"/>
      <text:p text:style-name="P98">Design Pattern<text:s/>Singleton</text:p>
      <text:p text:style-name="TableContents">Fichier / Numéros de ligne :<text:s/><text:span text:style-name="T99">OK</text:span></text:p>
      <text:p text:style-name="TableContents">Exemple(s) de code</text:p>
      <text:p text:style-name="P100"/>
      <text:p text:style-name="P101">Design Pattern Builder</text:p>
      <text:p text:style-name="TableContents">Fichier / Numéros de ligne :<text:s/><text:span text:style-name="T102">OK</text:span></text:p>
      <text:p text:style-name="TableContents">Exemple(s) de code</text:p>
      <text:p text:style-name="P103"/>
      <text:p text:style-name="P104">Design Pattern<text:s/></text:p>
      <text:p text:style-name="TableContents">Fichier / Numéros de ligne :</text:p>
      <text:p text:style-name="TableContents">Exemple(s) de code</text:p>
      <text:p text:style-name="P105"/>
      <text:p text:style-name="P106">Design Pattern ….</text:p>
      <text:p text:style-name="TableContents">Fichier / Numéros de ligne :</text:p>
      <text:p text:style-name="TableContents">Exemple(s) de code</text:p>
      <text:p text:style-name="P107"/>
      <text:p text:style-name="P108">Design Pattern ….</text:p>
      <text:p text:style-name="TableContents">Fichier / Numéros de ligne :</text:p>
      <text:p text:style-name="TableContents">Exemple(s) de code</text:p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BAAAAA+LiberationSerif-Bold" svg:font-family="BAAAAA+LiberationSerif-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land Biguenet</dc:creator>
    <meta:creation-date>2020-02-23T19:53:00Z</meta:creation-date>
    <dc:date>2020-03-10T16:42:00Z</dc:date>
    <meta:template xlink:href="Normal" xlink:type="simple"/>
    <meta:editing-cycles>22</meta:editing-cycles>
    <meta:editing-duration>PT4440S</meta:editing-duration>
    <meta:document-statistic meta:page-count="8" meta:paragraph-count="10" meta:word-count="789" meta:character-count="5121" meta:row-count="36" meta:non-whitespace-character-count="4342"/>
  </office:meta>
</office:document-meta>
</file>